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/ID</text:p>
          </table:table-cell>
          <table:table-cell table:style-name="ce1" office:value-type="string" calcext:value-type="string">
            <text:p>Midterm Grad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ardi (20605802)</text:p>
          </table:table-cell>
          <table:table-cell/>
          <table:table-cell office:value-type="string" calcext:value-type="string">
            <text:p>Average</text:p>
          </table:table-cell>
          <table:table-cell table:formula="of:=AVERAGE([.B2:.B1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hoi (20553214)</text:p>
          </table:table-cell>
          <table:table-cell/>
          <table:table-cell office:value-type="string" calcext:value-type="string">
            <text:p>Std. Dev</text:p>
          </table:table-cell>
          <table:table-cell table:formula="of:=STDEV([.B2:.B1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larizio (2046037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tez (206014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razia (206068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res (2058563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meta (205524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rlammert (2055978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doza (2060533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 (2052867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dom (2052544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mon (2060551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wah (2056485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ith (2051319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jillo (2059407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eri (2054318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 (20612875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 style:data-style-name="N2" text:time-value="15:22:27.514721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7-10-30T15:22:33.549988363</dc:date>
    <meta:editing-duration>PT4H58M32S</meta:editing-duration>
    <meta:editing-cycles>24</meta:editing-cycles>
    <meta:generator>LibreOffice/5.1.6.2$Linux_X86_64 LibreOffice_project/10m0$Build-2</meta:generator>
    <meta:document-statistic meta:table-count="1" meta:cell-count="23" meta:object-count="0"/>
  </office:meta>
</office:document-meta>
</file>